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0e9a2e" draw:textarea-horizontal-align="justify" draw:textarea-vertical-align="middle" draw:auto-grow-height="false" fo:min-height="0.986cm" fo:min-width="1.37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e9a2e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e9a2e" draw:textarea-horizontal-align="justify" draw:textarea-vertical-align="middle" draw:auto-grow-height="false" fo:min-height="0.986cm" fo:min-width="5.1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69a2e" draw:textarea-horizontal-align="justify" draw:textarea-vertical-align="middle" draw:auto-grow-height="false" fo:min-height="0.986cm" fo:min-width="7.08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69a2e" draw:textarea-horizontal-align="justify" draw:textarea-vertical-align="middle" draw:auto-grow-height="false" fo:min-height="0.986cm" fo:min-width="8.99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f6c00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f6c00" draw:textarea-horizontal-align="justify" draw:textarea-vertical-align="middle" draw:auto-grow-height="false" fo:min-height="0.986cm" fo:min-width="12.801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0" style:family="graphic" style:parent-style-name="objectwithoutfill">
      <style:graphic-properties draw:stroke="dash" draw:stroke-dash="Dash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e9a2e"/>
      <style:paragraph-properties fo:text-align="center"/>
    </style:style>
    <style:style style:name="P2" style:family="paragraph">
      <loext:graphic-properties draw:fill-color="#069a2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roid Sans" fo:font-size="22pt"/>
    </style:style>
    <style:style style:name="P5" style:family="paragraph">
      <loext:graphic-properties draw:fill-color="#ef6c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Droid Sans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905cm" svg:height="1.27cm" draw:transform="rotate (1.5707963267949) translate (6.187cm 13.97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draw:transform="rotate (1.5707963267949) translate (10.719cm 13.98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27cm" draw:transform="rotate (1.5707963267949) translate (13.696cm 13.98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draw:transform="rotate (1.5707963267949) translate (9.221cm 13.983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74cm" svg:height="1.153cm" svg:x="8.721cm" svg:y="14.022cm">
          <draw:text-box>
            <text:p text:style-name="P3"><text:span text:style-name="T1">Ta</text:span><text:span text:style-name="T1">sk</text:span></text:p>
          </draw:text-box>
        </draw:frame>
        <draw:custom-shape draw:style-name="gr6" draw:text-style-name="P2" draw:layer="layout" svg:width="9.525cm" svg:height="1.27cm" draw:transform="rotate (1.5707963267949) translate (4.7cm 13.98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43cm" svg:height="1.27cm" draw:transform="rotate (1.5707963267949) translate (12.221cm 13.98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3.335cm" svg:height="1.27cm" draw:transform="rotate (1.5707963267949) translate (7.699cm 13.983cm)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715cm" svg:height="1.153cm" draw:transform="rotate (1.5707963267949) translate (3.516cm 11.118cm)">
          <draw:text-box>
            <text:p text:style-name="P3"><text:span text:style-name="T1">Task duration</text:span></text:p>
          </draw:text-box>
        </draw:frame>
        <draw:line draw:style-name="gr10" draw:text-style-name="P6" draw:layer="layout" svg:x1="4.139cm" svg:y1="4.445cm" svg:x2="15.544cm" svg:y2="4.445cm">
          <text:p/>
        </draw:line>
        <draw:frame draw:style-name="gr11" draw:text-style-name="P4" draw:layer="layout" svg:width="6.088cm" svg:height="2.055cm" svg:x="15.502cm" svg:y="3.275cm">
          <draw:text-box>
            <text:p text:style-name="P3"><text:span text:style-name="T1">Duration cutoff (timeout)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9T15:10:32.585191719</meta:creation-date>
    <dc:date>2020-11-29T15:27:48.644566552</dc:date>
    <meta:editing-duration>PT5M19S</meta:editing-duration>
    <meta:editing-cycles>1</meta:editing-cycles>
    <meta:document-statistic meta:object-count="34"/>
    <meta:generator>LibreOffice/7.0.3.1$Linux_X86_64 LibreOffice_project/00$Build-1</meta:generator>
  </office:meta>
</office:document-meta>
</file>